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1833in"/>
    </style:style>
    <style:style style:name="Table1.B" style:family="table-column">
      <style:table-column-properties style:column-width="4.5097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2">
      <style:text-properties fo:background-color="#ffff00"/>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7">
      <style:paragraph-properties fo:margin-top="0in" fo:margin-bottom="0in" style:contextual-spacing="false"/>
    </style:style>
    <style:style style:name="P18" style:family="paragraph" style:parent-style-name="Quotations" style:list-style-name="L2"/>
    <style:style style:name="P19" style:family="paragraph" style:parent-style-name="Quotations" style:list-style-name="L11"/>
    <style:style style:name="P20" style:family="paragraph" style:parent-style-name="Preformatted_20_Text" style:list-style-name="L2"/>
    <style:style style:name="P21" style:family="paragraph" style:parent-style-name="Preformatted_20_Text" style:list-style-name="L12"/>
    <style:style style:name="P22" style:family="paragraph" style:parent-style-name="Preformatted_20_Text" style:list-style-name="L2">
      <style:paragraph-properties fo:margin-top="0in" fo:margin-bottom="0.1965in" style:contextual-spacing="false"/>
    </style:style>
    <style:style style:name="P23" style:family="paragraph" style:parent-style-name="Preformatted_20_Text" style:list-style-name="L4">
      <style:paragraph-properties fo:margin-top="0in" fo:margin-bottom="0.1965in" style:contextual-spacing="false"/>
    </style:style>
    <style:style style:name="P24" style:family="paragraph" style:parent-style-name="Preformatted_20_Text" style:list-style-name="L5">
      <style:paragraph-properties fo:margin-top="0in" fo:margin-bottom="0.1965in" style:contextual-spacing="false"/>
    </style:style>
    <style:style style:name="P25" style:family="paragraph" style:parent-style-name="Preformatted_20_Text" style:list-style-name="L6">
      <style:paragraph-properties fo:margin-top="0in" fo:margin-bottom="0.1965in" style:contextual-spacing="false"/>
    </style:style>
    <style:style style:name="P26" style:family="paragraph" style:parent-style-name="Preformatted_20_Text" style:list-style-name="L8">
      <style:paragraph-properties fo:margin-top="0in" fo:margin-bottom="0.1965in" style:contextual-spacing="false"/>
    </style:style>
    <style:style style:name="P27" style:family="paragraph" style:parent-style-name="Preformatted_20_Text" style:list-style-name="L9">
      <style:paragraph-properties fo:margin-top="0in" fo:margin-bottom="0.1965in" style:contextual-spacing="false"/>
    </style:style>
    <style:style style:name="P28" style:family="paragraph" style:parent-style-name="Preformatted_20_Text" style:list-style-name="L10">
      <style:paragraph-properties fo:margin-top="0in" fo:margin-bottom="0.1965in" style:contextual-spacing="false"/>
    </style:style>
    <style:style style:name="P29" style:family="paragraph" style:parent-style-name="Preformatted_20_Text" style:list-style-name="L11">
      <style:paragraph-properties fo:margin-top="0in" fo:margin-bottom="0.1965in" style:contextual-spacing="false"/>
    </style:style>
    <style:style style:name="P30" style:family="paragraph" style:parent-style-name="Preformatted_20_Text" style:list-style-name="L12">
      <style:paragraph-properties fo:margin-top="0in" fo:margin-bottom="0.1965in" style: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ubuntu"/>Ubuntu</text:h>
      <text:p text:style-name="Text_20_body">Docker is supported on these Ubuntu operating systems:</text:p>
      <text:list xml:id="list3365522084900990771" text:style-name="L1">
        <text:list-item>
          <text:p text:style-name="P15">Ubuntu Xenial 16.04 (LTS) </text:p>
        </text:list-item>
        <text:list-item>
          <text:p text:style-name="P15">Ubuntu Wily 15.10 </text:p>
        </text:list-item>
        <text:list-item>
          <text:p text:style-name="P15">Ubuntu Trusty 14.04 (LTS) </text:p>
        </text:list-item>
        <text:list-item>
          <text:p text:style-name="P2">Ubuntu Precise 12.04 (LTS) </text:p>
        </text:list-item>
      </text:list>
      <text:p text:style-name="Text_20_body">This page instructs you to install using Docker-managed release packages and installation mechanisms. Using these packages ensures you get the latest release of Docker. If you wish to install using Ubuntu-managed packages, consult your Ubuntu documentation.</text:p>
      <text:p text:style-name="Quotations"><text:span text:style-name="Strong_20_Emphasis">Note</text:span>: Ubuntu Utopic 14.10 and 15.04 exist in Docker’s <text:span text:style-name="Source_20_Text">APT</text:span> repository but are no longer officially supported.</text:p>
      <text:h text:style-name="Heading_20_2" text:outline-level="2"><text:bookmark text:name="prerequisites"/>Prerequisites</text:h>
      <text:p text:style-name="Text_20_body">Docker requires a 64-bit installation regardless of your Ubuntu version. Additionally, your kernel must be 3.10 at minimum. The latest 3.10 minor version or a newer maintained version are also acceptable.</text:p>
      <text:p text:style-name="Text_20_body">Kernels older than 3.10 lack some of the features required to run Docker containers. These older versions are known to have bugs which cause data loss and frequently panic under certain conditions.</text:p>
      <text:p text:style-name="Text_20_body">To check your current kernel version, open a terminal and use <text:span text:style-name="Source_20_Text">uname -r</text:span> to display your kernel version:</text:p>
      <text:p text:style-name="Preformatted_20_Text"><text:span text:style-name="Source_20_Text">$ uname -r</text:span></text:p>
      <text:p text:style-name="P1"><text:span text:style-name="Source_20_Text">3.11.0-15-generic</text:span></text:p>
      <text:p text:style-name="Quotations"><text:span text:style-name="Strong_20_Emphasis">Note</text:span>: If you previously installed Docker using <text:span text:style-name="Source_20_Text">APT</text:span>, make sure you update your <text:span text:style-name="Source_20_Text">APT</text:span> sources to the new Docker repository.</text:p>
      <text:h text:style-name="Heading_20_3" text:outline-level="3"><text:bookmark text:name="update-your-apt-sources"/>Update your apt sources</text:h>
      <text:p text:style-name="Text_20_body">Docker’s <text:span text:style-name="Source_20_Text">APT</text:span> repository contains Docker 1.7.1 and higher. To set <text:span text:style-name="Source_20_Text">APT</text:span> to use packages from the new repository:</text:p>
      <text:list xml:id="list1171982386580134371" text:style-name="L2">
        <text:list-item>
          <text:p text:style-name="P3">Log into your machine as a user with <text:span text:style-name="Source_20_Text">sudo</text:span> or <text:span text:style-name="Source_20_Text">root</text:span> privileges.</text:p>
        </text:list-item>
        <text:list-item>
          <text:p text:style-name="P3">Open a terminal window.</text:p>
        </text:list-item>
        <text:list-item>
          <text:p text:style-name="P3">Update package information, ensure that APT works with the <text:span text:style-name="Source_20_Text">https</text:span> method, and that CA certificates are installed.</text:p>
          <text:p text:style-name="P20"><text:span text:style-name="Source_20_Text"><text:s/>$ sudo apt-get update</text:span></text:p>
          <text:p text:style-name="P22"><text:span text:style-name="Source_20_Text"><text:s/>$ sudo apt-get install apt-transport-https ca-certificates</text:span></text:p>
        </text:list-item>
        <text:list-item>
          <text:p text:style-name="P3"><text:soft-page-break/>Add the new <text:span text:style-name="Source_20_Text">GPG</text:span> key.</text:p>
          <text:p text:style-name="P22"><text:span text:style-name="Source_20_Text">$ sudo apt-key adv --keyserver hkp://p80.pool.sks-keyservers.net:80 --recv-keys 58118E89F3A912897C070ADBF76221572C52609D</text:span></text:p>
        </text:list-item>
        <text:list-item>
          <text:p text:style-name="P3">Open the <text:span text:style-name="Source_20_Text">/etc/apt/sources.list.d/docker.list</text:span> file in your favorite editor.</text:p>
          <text:p text:style-name="P3">If the file doesn’t exist, create it.</text:p>
        </text:list-item>
        <text:list-item>
          <text:p text:style-name="P3">Remove any existing entries.</text:p>
        </text:list-item>
        <text:list-item>
          <text:p text:style-name="P3">Add an entry for your Ubuntu operating system.</text:p>
          <text:p text:style-name="P3">The possible entries are:</text:p>
          <text:list>
            <text:list-item>
              <text:p text:style-name="P3">On Ubuntu Precise 12.04 (LTS)</text:p>
              <text:p text:style-name="P22"><text:span text:style-name="Source_20_Text">deb https://apt.dockerproject.org/repo ubuntu-precise main</text:span></text:p>
            </text:list-item>
            <text:list-item>
              <text:p text:style-name="P14">On Ubuntu Trusty 14.04 (LTS)</text:p>
              <text:p text:style-name="P22"><text:span text:style-name="Source_20_Text">deb https://apt.dockerproject.org/repo ubuntu-trusty main</text:span></text:p>
            </text:list-item>
            <text:list-item>
              <text:p text:style-name="P3">Ubuntu Wily 15.10</text:p>
              <text:p text:style-name="P22"><text:span text:style-name="Source_20_Text">deb https://apt.dockerproject.org/repo ubuntu-wily main</text:span></text:p>
            </text:list-item>
            <text:list-item>
              <text:p text:style-name="P3">Ubuntu Xenial 16.04 (LTS)</text:p>
              <text:p text:style-name="P22"><text:span text:style-name="Source_20_Text">deb https://apt.dockerproject.org/repo ubuntu-xenial main</text:span></text:p>
            </text:list-item>
          </text:list>
          <text:p text:style-name="P18"><text:span text:style-name="Strong_20_Emphasis">Note</text:span>: Docker does not provide packages for all architectures. You can find nightly built binaries in <text:a xlink:type="simple" xlink:href="https://master.dockerproject.org/">https://master.dockerproject.org</text:a>. To install docker on a multi-architecture system, add an <text:span text:style-name="Source_20_Text">[arch=...]</text:span> clause to the entry. Refer to the <text:a xlink:type="simple" xlink:href="https://wiki.debian.org/Multiarch/HOWTO#Setting_up_apt_sources">Debian Multiarch wiki</text:a> for details.</text:p>
        </text:list-item>
        <text:list-item>
          <text:p text:style-name="P3">Save and close the <text:span text:style-name="Source_20_Text">/etc/apt/sources.list.d/docker.list</text:span> file.</text:p>
        </text:list-item>
        <text:list-item>
          <text:p text:style-name="P3">Update the <text:span text:style-name="Source_20_Text">APT</text:span> package index.</text:p>
          <text:p text:style-name="P22"><text:span text:style-name="Source_20_Text">$ sudo apt-get update</text:span></text:p>
        </text:list-item>
        <text:list-item>
          <text:p text:style-name="P3">Purge the old repo if it exists.</text:p>
          <text:p text:style-name="P22"><text:span text:style-name="Source_20_Text">$ sudo apt-get purge lxc-docker</text:span></text:p>
        </text:list-item>
        <text:list-item>
          <text:p text:style-name="P3">Verify that <text:span text:style-name="Source_20_Text">APT</text:span> is pulling from the right repository.</text:p>
          <text:p text:style-name="P22"><text:span text:style-name="Source_20_Text">$ apt-cache policy docker-engine</text:span></text:p>
          <text:p text:style-name="P3">From now on when you run <text:span text:style-name="Source_20_Text">apt-get upgrade</text:span>, <text:span text:style-name="Source_20_Text">APT</text:span> pulls from the new repository.</text:p>
        </text:list-item>
      </text:list>
      <text:h text:style-name="Heading_20_3" text:outline-level="3"><text:bookmark text:name="prerequisites-by-ubuntu-version"/>Prerequisites by Ubuntu Version</text:h>
      <text:list xml:id="list2976197275534075748" text:style-name="L3">
        <text:list-item>
          <text:p text:style-name="P16">Ubuntu Xenial 16.04 (LTS) </text:p>
        </text:list-item>
        <text:list-item>
          <text:p text:style-name="P16">Ubuntu Wily 15.10 </text:p>
        </text:list-item>
        <text:list-item>
          <text:p text:style-name="P4"><text:soft-page-break/>Ubuntu Trusty 14.04 (LTS) </text:p>
        </text:list-item>
      </text:list>
      <text:p text:style-name="Text_20_body">For Ubuntu Trusty, Wily, and Xenial, it’s recommended to install the <text:span text:style-name="Source_20_Text">linux-image-extra</text:span> kernel package. The <text:span text:style-name="Source_20_Text">linux-image-extra</text:span> package allows you use the <text:span text:style-name="Source_20_Text">aufs</text:span> storage driver.</text:p>
      <text:p text:style-name="Text_20_body">To install the <text:span text:style-name="Source_20_Text">linux-image-extra</text:span> package for your kernel version:</text:p>
      <text:list xml:id="list6744604903273813480" text:style-name="L4">
        <text:list-item>
          <text:p text:style-name="P5">Open a terminal on your Ubuntu host.</text:p>
        </text:list-item>
        <text:list-item>
          <text:p text:style-name="P5">Update your package manager.</text:p>
          <text:p text:style-name="P23"><text:span text:style-name="Source_20_Text">$ sudo apt-get update</text:span></text:p>
        </text:list-item>
        <text:list-item>
          <text:p text:style-name="P5">Install the recommended package.</text:p>
          <text:p text:style-name="P23"><text:span text:style-name="Source_20_Text">$ sudo apt-get install linux-image-extra-$(uname -r)</text:span></text:p>
        </text:list-item>
        <text:list-item>
          <text:p text:style-name="P5">Go ahead and install Docker.</text:p>
        </text:list-item>
      </text:list>
      <text:p text:style-name="Text_20_body">If you are installing on Ubuntu 14.04 or 12.04, <text:span text:style-name="Source_20_Text">apparmor</text:span> is required. You can install it using: <text:span text:style-name="Source_20_Text">apt-get install apparmor</text:span></text:p>
      <text:h text:style-name="Heading_20_4" text:outline-level="4"><text:bookmark text:name="ubuntu-precise-12-04-lts"/>Ubuntu Precise 12.04 (LTS)</text:h>
      <text:p text:style-name="Text_20_body">For Ubuntu Precise, Docker requires the 3.13 kernel version. If your kernel version is older than 3.13, you must upgrade it. Refer to this table to see which packages are required for your environment:</text:p>
      <table:table table:name="Table1" table:style-name="Table1">
        <table:table-column table:style-name="Table1.A"/>
        <table:table-column table:style-name="Table1.B"/>
        <table:table-row>
          <table:table-cell table:style-name="Table1.A1" office:value-type="string">
            <text:p text:style-name="Table_20_Contents">linux-image-generic-lts-trusty</text:p>
          </table:table-cell>
          <table:table-cell table:style-name="Table1.A1" office:value-type="string">
            <text:p text:style-name="Table_20_Contents">Generic Linux kernel image. This kernel has AUFS built in. This is required to run Docker.</text:p>
          </table:table-cell>
        </table:table-row>
        <table:table-row>
          <table:table-cell table:style-name="Table1.A1" office:value-type="string">
            <text:p text:style-name="Table_20_Contents">linux-headers-generic-lts-trusty</text:p>
          </table:table-cell>
          <table:table-cell table:style-name="Table1.A1" office:value-type="string">
            <text:p text:style-name="Table_20_Contents">Allows packages such as ZFS and VirtualBox guest additions which depend on them. If you didn’t install the headers for your existing kernel, then you can skip these headers for the”trusty” kernel. If you’re unsure, you should include this package for safety.</text:p>
          </table:table-cell>
        </table:table-row>
        <table:table-row>
          <table:table-cell table:style-name="Table1.A1" office:value-type="string">
            <text:p text:style-name="Table_20_Contents">xserver-xorg-lts-trusty</text:p>
          </table:table-cell>
          <table:table-cell table:style-name="Table1.A1" table:number-rows-spanned="2" office:value-type="string">
            <text:p text:style-name="Table_20_Contents">Optional in non-graphical environments without Unity/Xorg. <text:span text:style-name="T1">Required</text:span> when running Docker on machine with a graphical environment. <text:line-break/><text:line-break/>To learn more about the reasons for these packages, read the installation instructions for backported kernels, specifically the <text:a xlink:type="simple" xlink:href="https://wiki.ubuntu.com/Kernel/LTSEnablementStack" office:target-frame-name="_blank" xlink:show="new">LTS Enablement Stack</text:a> — refer to note 5 under each version. </text:p>
          </table:table-cell>
        </table:table-row>
        <table:table-row>
          <table:table-cell table:style-name="Table1.A1" office:value-type="string">
            <text:p text:style-name="Table_20_Contents">libgl1-mesa-glx-lts-trusty</text:p>
          </table:table-cell>
          <table:covered-table-cell/>
        </table:table-row>
      </table:table>
      <text:p text:style-name="Text_20_body"> </text:p>
      <text:p text:style-name="Text_20_body">To upgrade your kernel and install the additional packages, do the following:</text:p>
      <text:list xml:id="list5411582494790362229" text:style-name="L5">
        <text:list-item>
          <text:p text:style-name="P6">Open a terminal on your Ubuntu host.</text:p>
        </text:list-item>
        <text:list-item>
          <text:p text:style-name="P6">Update your package manager.</text:p>
          <text:p text:style-name="P24"><text:span text:style-name="Source_20_Text">$ sudo apt-get update</text:span></text:p>
        </text:list-item>
        <text:list-item>
          <text:p text:style-name="P6">Install both the required and optional packages.</text:p>
          <text:p text:style-name="P24"><text:span text:style-name="Source_20_Text">$ sudo apt-get install linux-image-generic-lts-trusty</text:span></text:p>
          <text:p text:style-name="P6"><text:soft-page-break/>Depending on your environment, you may install more as described in the preceding table.</text:p>
        </text:list-item>
        <text:list-item>
          <text:p text:style-name="P6">Reboot your host.</text:p>
          <text:p text:style-name="P24"><text:span text:style-name="Source_20_Text">$ sudo reboot</text:span></text:p>
        </text:list-item>
        <text:list-item>
          <text:p text:style-name="P6">After your system reboots, go ahead and install Docker.</text:p>
        </text:list-item>
      </text:list>
      <text:h text:style-name="Heading_20_2" text:outline-level="2"><text:bookmark text:name="install"/>Install</text:h>
      <text:p text:style-name="Text_20_body">Make sure you have installed the prerequisites for your Ubuntu version.</text:p>
      <text:p text:style-name="Text_20_body">Then, install Docker using the following:</text:p>
      <text:list xml:id="list543408049761398349" text:style-name="L6">
        <text:list-item>
          <text:p text:style-name="P7">Log into your Ubuntu installation as a user with <text:span text:style-name="Source_20_Text">sudo</text:span> privileges.</text:p>
        </text:list-item>
        <text:list-item>
          <text:p text:style-name="P7">Update your <text:span text:style-name="Source_20_Text">APT</text:span> package index.</text:p>
          <text:p text:style-name="P25"><text:span text:style-name="Source_20_Text">$ sudo apt-get update</text:span></text:p>
        </text:list-item>
        <text:list-item>
          <text:p text:style-name="P7">Install Docker.</text:p>
          <text:p text:style-name="P25"><text:span text:style-name="Source_20_Text">$ sudo apt-get install docker-engine</text:span></text:p>
        </text:list-item>
        <text:list-item>
          <text:p text:style-name="P7">Start the <text:span text:style-name="Source_20_Text">docker</text:span> daemon.</text:p>
          <text:p text:style-name="P25"><text:span text:style-name="Source_20_Text">$ sudo service docker start</text:span></text:p>
        </text:list-item>
        <text:list-item>
          <text:p text:style-name="P7">Verify <text:span text:style-name="Source_20_Text">docker</text:span> is installed correctly.</text:p>
          <text:p text:style-name="P25"><text:span text:style-name="Source_20_Text">$ sudo docker run hello-world</text:span></text:p>
          <text:p text:style-name="P7">This command downloads a test image and runs it in a container. When the container runs, it prints an informational message. Then, it exits.</text:p>
        </text:list-item>
      </text:list>
      <text:h text:style-name="Heading_20_2" text:outline-level="2"><text:bookmark text:name="optional-configurations"/>Optional configurations</text:h>
      <text:p text:style-name="Text_20_body">This section contains optional procedures for configuring your Ubuntu to work better with Docker.</text:p>
      <text:list xml:id="list2811760267985998964" text:style-name="L7">
        <text:list-item>
          <text:p text:style-name="P17"><text:a xlink:type="simple" xlink:href="https://docs.docker.com/engine/installation/linux/ubuntulinux/#create-a-docker-group">Create a docker group</text:a> </text:p>
        </text:list-item>
        <text:list-item>
          <text:p text:style-name="P17"><text:a xlink:type="simple" xlink:href="https://docs.docker.com/engine/installation/linux/ubuntulinux/#adjust-memory-and-swap-accounting">Adjust memory and swap accounting</text:a> </text:p>
        </text:list-item>
        <text:list-item>
          <text:p text:style-name="P17"><text:a xlink:type="simple" xlink:href="https://docs.docker.com/engine/installation/linux/ubuntulinux/#enable-ufw-forwarding">Enable UFW forwarding</text:a> </text:p>
        </text:list-item>
        <text:list-item>
          <text:p text:style-name="P17"><text:a xlink:type="simple" xlink:href="https://docs.docker.com/engine/installation/linux/ubuntulinux/#configure-a-dns-server-for-use-by-docker">Configure a DNS server for use by Docker</text:a> </text:p>
        </text:list-item>
        <text:list-item>
          <text:p text:style-name="P8"><text:a xlink:type="simple" xlink:href="https://docs.docker.com/engine/installation/linux/ubuntulinux/#configure-docker-to-start-on-boot">Configure Docker to start on boot</text:a> </text:p>
        </text:list-item>
      </text:list>
      <text:h text:style-name="Heading_20_3" text:outline-level="3"><text:bookmark text:name="create-a-docker-group"/>Create a Docker group</text:h>
      <text:p text:style-name="Text_20_body">The <text:span text:style-name="Source_20_Text">docker</text:span> daemon binds to a Unix socket instead of a TCP port. By default that Unix socket is owned by the user <text:span text:style-name="Source_20_Text">root</text:span> and other users can access it with <text:span text:style-name="Source_20_Text">sudo</text:span>. For this reason, <text:span text:style-name="Source_20_Text">docker</text:span> daemon always runs as the <text:span text:style-name="Source_20_Text">root</text:span> user.</text:p>
      <text:p text:style-name="Text_20_body">To avoid having to use <text:span text:style-name="Source_20_Text">sudo</text:span> when you use the <text:span text:style-name="Source_20_Text">docker</text:span> command, create a Unix group called <text:span text:style-name="Source_20_Text">docker</text:span> and add users to it. When the <text:span text:style-name="Source_20_Text">docker</text:span> daemon starts, it makes the ownership of the Unix <text:soft-page-break/>socket read/writable by the <text:span text:style-name="Source_20_Text">docker</text:span> group.</text:p>
      <text:p text:style-name="Quotations"><text:span text:style-name="Strong_20_Emphasis">Warning</text:span>: The <text:span text:style-name="Source_20_Text">docker</text:span> group is equivalent to the <text:span text:style-name="Source_20_Text">root</text:span> user; For details on how this impacts security in your system, see <text:a xlink:type="simple" xlink:href="https://docs.docker.com/engine/security/security/#docker-daemon-attack-surface"><text:span text:style-name="Emphasis">Docker Daemon Attack Surface</text:span></text:a> for details.</text:p>
      <text:p text:style-name="Text_20_body">To create the <text:span text:style-name="Source_20_Text">docker</text:span> group and add your user:</text:p>
      <text:list xml:id="list4010443961645403339" text:style-name="L8">
        <text:list-item>
          <text:p text:style-name="P9">Log into Ubuntu as a user with <text:span text:style-name="Source_20_Text">sudo</text:span> privileges.</text:p>
          <text:p text:style-name="P9">This procedure assumes you log in as the <text:span text:style-name="Source_20_Text">ubuntu</text:span> user.</text:p>
        </text:list-item>
        <text:list-item>
          <text:p text:style-name="P9">Create the <text:span text:style-name="Source_20_Text">docker</text:span> group.</text:p>
          <text:p text:style-name="P26"><text:span text:style-name="Source_20_Text">$ sudo groupadd docker</text:span></text:p>
        </text:list-item>
        <text:list-item>
          <text:p text:style-name="P9">Add your user to <text:span text:style-name="Source_20_Text">docker</text:span> group.</text:p>
          <text:p text:style-name="P26"><text:span text:style-name="Source_20_Text">$ sudo usermod -aG docker ubuntu</text:span></text:p>
        </text:list-item>
        <text:list-item>
          <text:p text:style-name="P9">Log out and log back in.</text:p>
          <text:p text:style-name="P9">This ensures your user is running with the correct permissions.</text:p>
        </text:list-item>
        <text:list-item>
          <text:p text:style-name="P9">Verify your work by running <text:span text:style-name="Source_20_Text">docker</text:span> without <text:span text:style-name="Source_20_Text">sudo</text:span>.</text:p>
          <text:p text:style-name="P26"><text:span text:style-name="Source_20_Text">$ docker run hello-world</text:span></text:p>
          <text:p text:style-name="P9">If this fails with a message similar to this:</text:p>
          <text:p text:style-name="P26"><text:span text:style-name="Source_20_Text">Cannot connect to the Docker daemon. Is 'docker daemon' running on this host?</text:span></text:p>
          <text:p text:style-name="P9">Check that the <text:span text:style-name="Source_20_Text">DOCKER_HOST</text:span> environment variable is not set for your shell. If it is, unset it.</text:p>
        </text:list-item>
      </text:list>
      <text:h text:style-name="Heading_20_3" text:outline-level="3"><text:bookmark text:name="adjust-memory-and-swap-accounting"/>Adjust memory and swap accounting</text:h>
      <text:p text:style-name="Text_20_body">When users run Docker, they may see these messages when working with an image:</text:p>
      <text:p text:style-name="Preformatted_20_Text"><text:span text:style-name="Source_20_Text">WARNING: Your kernel does not support cgroup swap limit. WARNING: Your</text:span></text:p>
      <text:p text:style-name="P1"><text:span text:style-name="Source_20_Text">kernel does not support swap limit capabilities. Limitation discarded.</text:span></text:p>
      <text:p text:style-name="Text_20_body">To prevent these messages, enable memory and swap accounting on your system. Enabling memory and swap accounting does induce both a memory overhead and a performance degradation even when Docker is not in use. The memory overhead is about 1% of the total available memory. The performance degradation is roughly 10%.</text:p>
      <text:p text:style-name="Text_20_body">To enable memory and swap on system using GNU GRUB (GNU GRand Unified Bootloader), do the following:</text:p>
      <text:list xml:id="list3433751762165536284" text:style-name="L9">
        <text:list-item>
          <text:p text:style-name="P10">Log into Ubuntu as a user with <text:span text:style-name="Source_20_Text">sudo</text:span> privileges.</text:p>
        </text:list-item>
        <text:list-item>
          <text:p text:style-name="P10">Edit the <text:span text:style-name="Source_20_Text">/etc/default/grub</text:span> file.</text:p>
        </text:list-item>
        <text:list-item>
          <text:p text:style-name="P10">Set the <text:span text:style-name="Source_20_Text">GRUB_CMDLINE_LINUX</text:span> value as follows:</text:p>
          <text:p text:style-name="P27"><text:soft-page-break/><text:span text:style-name="Source_20_Text">GRUB_CMDLINE_LINUX="cgroup_enable=memory swapaccount=1"</text:span></text:p>
        </text:list-item>
        <text:list-item>
          <text:p text:style-name="P10">Save and close the file.</text:p>
        </text:list-item>
        <text:list-item>
          <text:p text:style-name="P10">Update GRUB.</text:p>
          <text:p text:style-name="P27"><text:span text:style-name="Source_20_Text">$ sudo update-grub</text:span></text:p>
        </text:list-item>
        <text:list-item>
          <text:p text:style-name="P10">Reboot your system.</text:p>
        </text:list-item>
      </text:list>
      <text:h text:style-name="Heading_20_3" text:outline-level="3"><text:bookmark text:name="enable-ufw-forwarding"/>Enable UFW forwarding</text:h>
      <text:p text:style-name="Text_20_body">If you use <text:a xlink:type="simple" xlink:href="https://help.ubuntu.com/community/UFW">UFW (Uncomplicated Firewall)</text:a> on the same host as you run Docker, you’ll need to do additional configuration. Docker uses a bridge to manage container networking. By default, UFW drops all forwarding traffic. As a result, for Docker to run when UFW is enabled, you must set UFW’s forwarding policy appropriately.</text:p>
      <text:p text:style-name="Text_20_body">Also, UFW’s default set of rules denies all incoming traffic. If you want to reach your containers from another host allow incoming connections on the Docker port. The Docker port defaults to <text:span text:style-name="Source_20_Text">2376</text:span> if TLS is enabled or <text:span text:style-name="Source_20_Text">2375</text:span> when it is not. If TLS is not enabled, communication is unencrypted. By default, Docker runs without TLS enabled.</text:p>
      <text:p text:style-name="Text_20_body">To configure UFW and allow incoming connections on the Docker port:</text:p>
      <text:list xml:id="list6445823930374335962" text:style-name="L10">
        <text:list-item>
          <text:p text:style-name="P11">Log into Ubuntu as a user with <text:span text:style-name="Source_20_Text">sudo</text:span> privileges.</text:p>
        </text:list-item>
        <text:list-item>
          <text:p text:style-name="P11">Verify that UFW is installed and enabled.</text:p>
          <text:p text:style-name="P28"><text:span text:style-name="Source_20_Text">$ sudo ufw status</text:span></text:p>
        </text:list-item>
        <text:list-item>
          <text:p text:style-name="P11">Open the <text:span text:style-name="Source_20_Text">/etc/default/ufw</text:span> file for editing.</text:p>
          <text:p text:style-name="P28"><text:span text:style-name="Source_20_Text">$ sudo nano /etc/default/ufw</text:span></text:p>
        </text:list-item>
        <text:list-item>
          <text:p text:style-name="P11">Set the <text:span text:style-name="Source_20_Text">DEFAULT_FORWARD_POLICY</text:span> policy to:</text:p>
          <text:p text:style-name="P28"><text:span text:style-name="Source_20_Text">DEFAULT_FORWARD_POLICY="ACCEPT"</text:span></text:p>
        </text:list-item>
        <text:list-item>
          <text:p text:style-name="P11">Save and close the file.</text:p>
        </text:list-item>
        <text:list-item>
          <text:p text:style-name="P11">Reload UFW to use the new setting.</text:p>
          <text:p text:style-name="P28"><text:span text:style-name="Source_20_Text">$ sudo ufw reload</text:span></text:p>
        </text:list-item>
        <text:list-item>
          <text:p text:style-name="P11">Allow incoming connections on the Docker port.</text:p>
          <text:p text:style-name="P28"><text:span text:style-name="Source_20_Text">$ sudo ufw allow 2375/tcp</text:span></text:p>
        </text:list-item>
      </text:list>
      <text:h text:style-name="Heading_20_3" text:outline-level="3"><text:bookmark text:name="configure-a-dns-server-for-use-by-docker"/>Configure a DNS server for use by Docker</text:h>
      <text:p text:style-name="Text_20_body">Systems that run Ubuntu or an Ubuntu derivative on the desktop typically use <text:span text:style-name="Source_20_Text">127.0.0.1</text:span> as the default <text:span text:style-name="Source_20_Text">nameserver</text:span> in <text:span text:style-name="Source_20_Text">/etc/resolv.conf</text:span> file. The NetworkManager also sets up <text:span text:style-name="Source_20_Text">dnsmasq</text:span> to use the real DNS servers of the connection and sets up <text:span text:style-name="Source_20_Text">nameserver 127.0.0.1</text:span> in /<text:span text:style-name="Source_20_Text">etc/resolv.conf</text:span>.</text:p>
      <text:p text:style-name="Text_20_body"><text:soft-page-break/>When starting containers on desktop machines with these configurations, Docker users see this warning:</text:p>
      <text:p text:style-name="Preformatted_20_Text"><text:span text:style-name="Source_20_Text">WARNING: Local (127.0.0.1) DNS resolver found in resolv.conf and containers</text:span></text:p>
      <text:p text:style-name="P1"><text:span text:style-name="Source_20_Text">can't use it. Using default external servers : [8.8.8.8 8.8.4.4]</text:span></text:p>
      <text:p text:style-name="Text_20_body">The warning occurs because Docker containers can’t use the local DNS nameserver. Instead, Docker defaults to using an external nameserver.</text:p>
      <text:p text:style-name="Text_20_body">To avoid this warning, you can specify a DNS server for use by Docker containers. Or, you can disable <text:span text:style-name="Source_20_Text">dnsmasq</text:span> in NetworkManager. Though, disabling <text:span text:style-name="Source_20_Text">dnsmasq</text:span> might make DNS resolution slower on some networks.</text:p>
      <text:p text:style-name="Text_20_body">The instructions below describe how to configure the Docker daemon running on Ubuntu 14.10 or below. Ubuntu 15.04 and above use <text:span text:style-name="Source_20_Text">systemd</text:span> as the boot and service manager. Refer to <text:a xlink:type="simple" xlink:href="https://docs.docker.com/engine/admin/systemd/#custom-docker-daemon-options">control and configure Docker with systemd</text:a> to configure a daemon controlled by <text:span text:style-name="Source_20_Text">systemd</text:span>.</text:p>
      <text:p text:style-name="Text_20_body">To specify a DNS server for use by Docker:</text:p>
      <text:list xml:id="list6028040255391381043" text:style-name="L11">
        <text:list-item>
          <text:p text:style-name="P12">Log into Ubuntu as a user with <text:span text:style-name="Source_20_Text">sudo</text:span> privileges.</text:p>
        </text:list-item>
        <text:list-item>
          <text:p text:style-name="P12">Open the <text:span text:style-name="Source_20_Text">/etc/default/docker</text:span> file for editing.</text:p>
          <text:p text:style-name="P29"><text:span text:style-name="Source_20_Text">$ sudo nano /etc/default/docker</text:span></text:p>
        </text:list-item>
        <text:list-item>
          <text:p text:style-name="P12">Add a setting for Docker.</text:p>
          <text:p text:style-name="P29"><text:span text:style-name="Source_20_Text">DOCKER_OPTS="--dns 8.8.8.8"</text:span></text:p>
          <text:p text:style-name="P12">Replace <text:span text:style-name="Source_20_Text">8.8.8.8</text:span> with a local DNS server such as <text:span text:style-name="Source_20_Text">192.168.1.1</text:span>. You can also specify multiple DNS servers. Separated them with spaces, for example:</text:p>
          <text:p text:style-name="P29"><text:span text:style-name="Source_20_Text">--dns 8.8.8.8 --dns 192.168.1.1</text:span></text:p>
          <text:p text:style-name="P19"><text:span text:style-name="Strong_20_Emphasis">Warning</text:span>: If you’re doing this on a laptop which connects to various networks, make sure to choose a public DNS server.</text:p>
        </text:list-item>
        <text:list-item>
          <text:p text:style-name="P12">Save and close the file.</text:p>
        </text:list-item>
        <text:list-item>
          <text:p text:style-name="P12">Restart the Docker daemon.</text:p>
          <text:p text:style-name="P29"><text:span text:style-name="Source_20_Text">$ sudo service docker restart</text:span></text:p>
        </text:list-item>
      </text:list>
      <text:p text:style-name="Text_20_body">   </text:p>
      <text:p text:style-name="Text_20_body"><text:span text:style-name="Strong_20_Emphasis">Or, as an alternative to the previous procedure,</text:span> disable <text:span text:style-name="Source_20_Text">dnsmasq</text:span> in NetworkManager (this might slow your network).</text:p>
      <text:list xml:id="list5073522059117689933" text:style-name="L12">
        <text:list-item>
          <text:p text:style-name="P13">Open the <text:span text:style-name="Source_20_Text">/etc/NetworkManager/NetworkManager.conf</text:span> file for editing.</text:p>
          <text:p text:style-name="P30"><text:span text:style-name="Source_20_Text">$ sudo nano /etc/NetworkManager/NetworkManager.conf</text:span></text:p>
        </text:list-item>
        <text:list-item>
          <text:p text:style-name="P13">Comment out the <text:span text:style-name="Source_20_Text">dns=dnsmasq</text:span> line:</text:p>
          <text:p text:style-name="P30"><text:span text:style-name="Source_20_Text">dns=dnsmasq</text:span></text:p>
        </text:list-item>
        <text:list-item>
          <text:p text:style-name="P13"><text:soft-page-break/>Save and close the file.</text:p>
        </text:list-item>
        <text:list-item>
          <text:p text:style-name="P13">Restart both the NetworkManager and Docker.</text:p>
          <text:p text:style-name="P21"><text:span text:style-name="Source_20_Text">$ sudo restart network-manager</text:span></text:p>
          <text:p text:style-name="P30"><text:span text:style-name="Source_20_Text">$ sudo restart docker</text:span></text:p>
        </text:list-item>
      </text:list>
      <text:h text:style-name="Heading_20_3" text:outline-level="3"><text:bookmark text:name="configure-docker-to-start-on-boot"/>Configure Docker to start on boot</text:h>
      <text:p text:style-name="Text_20_body">Ubuntu uses <text:span text:style-name="Source_20_Text">systemd</text:span> as its boot and service manager <text:span text:style-name="Source_20_Text">15.04</text:span> onwards and <text:span text:style-name="Source_20_Text">upstart</text:span> for versions <text:span text:style-name="Source_20_Text">14.10</text:span> and below.</text:p>
      <text:p text:style-name="Text_20_body">For <text:span text:style-name="Source_20_Text">15.04</text:span> and up, to configure the <text:span text:style-name="Source_20_Text">docker</text:span> daemon to start on boot, run</text:p>
      <text:p text:style-name="P1"><text:span text:style-name="Source_20_Text">$ sudo systemctl enable docker</text:span></text:p>
      <text:p text:style-name="Text_20_body">For <text:span text:style-name="Source_20_Text">14.10</text:span> and below the above installation method automatically configures <text:span text:style-name="Source_20_Text">upstart</text:span> to start the docker daemon on boot</text:p>
      <text:h text:style-name="Heading_20_2" text:outline-level="2"><text:bookmark text:name="upgrade-docker"/>Upgrade Docker</text:h>
      <text:p text:style-name="Text_20_body">To install the latest version of Docker with <text:span text:style-name="Source_20_Text">apt-get</text:span>:</text:p>
      <text:p text:style-name="P1"><text:span text:style-name="Source_20_Text">$ sudo apt-get upgrade docker-engine</text:span></text:p>
      <text:h text:style-name="Heading_20_2" text:outline-level="2"><text:bookmark text:name="uninstallation"/>Uninstallation</text:h>
      <text:p text:style-name="Text_20_body">To uninstall the Docker package:</text:p>
      <text:p text:style-name="P1"><text:span text:style-name="Source_20_Text">$ sudo apt-get purge docker-engine</text:span></text:p>
      <text:p text:style-name="Text_20_body">To uninstall the Docker package and dependencies that are no longer needed:</text:p>
      <text:p text:style-name="P1"><text:span text:style-name="Source_20_Text">$ sudo apt-get autoremove --purge docker-engine</text:span></text:p>
      <text:p text:style-name="Text_20_body">The above commands will not remove images, containers, volumes, or user created configuration files on your host. If you wish to delete all images, containers, and volumes run the following command:</text:p>
      <text:p text:style-name="P1"><text:span text:style-name="Source_20_Text">$ rm -rf /var/lib/docker</text:span></text:p>
      <text:p text:style-name="Text_20_body">You must delete the user created configuration files manual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16:02:57.612892563</meta:creation-date>
    <dc:date>2016-07-07T16:41:54.472102298</dc:date>
    <meta:editing-duration>P0D</meta:editing-duration>
    <meta:editing-cycles>2</meta:editing-cycles>
    <meta:generator>LibreOffice/4.2.8.2$Linux_X86_64 LibreOffice_project/420m0$Build-2</meta:generator>
    <meta:document-statistic meta:table-count="1" meta:image-count="0" meta:object-count="0" meta:page-count="8" meta:paragraph-count="193" meta:word-count="1976" meta:character-count="12319" meta:non-whitespace-character-count="10590"/>
  </office:meta>
</office:document-meta>
</file>